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20pt" fo:language="hu" fo:country="HU" style:font-size-asian="20pt" style:font-size-complex="20pt"/>
    </style:style>
    <style:style style:name="P2" style:family="paragraph" style:parent-style-name="Standard">
      <style:paragraph-properties fo:text-align="center" style:justify-single-word="false"/>
      <style:text-properties fo:language="hu" fo:country="HU"/>
    </style:style>
    <style:style style:name="P3" style:family="paragraph" style:parent-style-name="Standard">
      <style:paragraph-properties fo:text-align="center" style:justify-single-word="false"/>
      <style:text-properties fo:language="en" fo:country="US"/>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paragraph-properties fo:text-align="center" style:justify-single-word="false"/>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gmenteni a világot</text:p>
      <text:p text:style-name="P2">Kisfilm forgatókönyv</text:p>
      <text:p text:style-name="P3"/>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1_Head">
            <text:p text:style-name="Contents_20_Heading">Tartalomjegyzék</text:p>
          </text:index-title>
          <text:p text:style-name="P4">Előszó<text:tab/>2</text:p>
          <text:p text:style-name="P5">Ne lődd le a hírvivőt<text:tab/>2</text:p>
          <text:p text:style-name="P5">Nem minden az, aminek elsőre látszik<text:tab/>2</text:p>
          <text:p text:style-name="P5">Megmenteni a világot<text:tab/>3</text:p>
          <text:p text:style-name="P4">Mi a fene???<text:tab/>4</text:p>
          <text:p text:style-name="P5">A világ bajai<text:tab/>4</text:p>
          <text:p text:style-name="P6">Ökológiai katasztrófa<text:tab/>4</text:p>
          <text:p text:style-name="P6">Gazdasági válság<text:tab/>4</text:p>
          <text:p text:style-name="P6">Forradalmak<text:tab/>4</text:p>
          <text:p text:style-name="P6">Politikai töketlenkedés<text:tab/>4</text:p>
          <text:p text:style-name="P6">Egészségügyi abszurditások<text:tab/>4</text:p>
          <text:p text:style-name="P6">Ipari katasztrófák<text:tab/>4</text:p>
          <text:p text:style-name="P6">A fejlődés abszurditása<text:tab/>4</text:p>
          <text:p text:style-name="P6">Népesedési krízis<text:tab/>4</text:p>
          <text:p text:style-name="P6">Vallásháború<text:tab/>5</text:p>
          <text:p text:style-name="P6">“...”<text:tab/>5</text:p>
          <text:p text:style-name="P6">Mi a fene van???<text:tab/>5</text:p>
          <text:p text:style-name="P5">Rendezettség<text:tab/>5</text:p>
          <text:p text:style-name="P4">Kiút<text:tab/>6</text:p>
          <text:p text:style-name="P5">Miért?<text:tab/>6</text:p>
        </text:index-body>
      </text:table-of-content>
      <text:p text:style-name="P3"/>
      <text:h text:style-name="P7" text:outline-level="1">Előszó</text:h>
      <text:h text:style-name="Heading_20_2" text:outline-level="2">Ne lődd le a hírvivőt</text:h>
      <text:p text:style-name="Text_20_body">Kép: Távoli barikádot nézünk, kimászik a tetején egy figura és mozgolódik. A kép elé becsúszik egy hajszálkeresztes távcső, a nagyításban csak a mellkas látszik, amire céloz. Csökkenti a nagyítást, megjelenik az üvöltő fej és a felette hadonászó karok. Még tovább csökken a nagyítás, az egyik kézben fehér zászló, a másikban egy levél.</text:p>
      <text:p text:style-name="Text_20_body">Hang: Légzés, izgatott, majd ahogy a figura megjelenik, lihegéssé válik. A célkereszt megjelenésekor gyors szívdobogás, a nagyítás közben ez is gyorsul, majd amikor a zászló és a levél megjelenik, csend lesz.</text:p>
      <text:p text:style-name="Text_20_body">Szöveg: Előszó... Az alábbi rövid film a világ mai helyzetével foglalkozik, amelyet nagyon súlyosnak, de nem reménytelennek tartok. A benne szereplő képi vagy szöveges megfogalmazások lehetnek pontatlanok, tévesek vagy sértőek különféle nézetek képviselői számára. Mentségem, hogy nem egyedül üdvözítő és teljesen kész megoldás kínálok, csak azt szeretném elérni, hogy a szokásos előítéletektől mentesen gondold végig a felhozott témákat, javaslatot. Jó szándékkal, a megértésedbe vetett hittel fordulok hozzád és továbbítom a következő üzenetet.</text:p>
      <text:h text:style-name="Heading_20_2" text:outline-level="2">Nem minden az, aminek elsőre látszik</text:h>
      <text:p text:style-name="Text_20_body">Kép: sötét udvar, üldögélő alakok rendezett sorokban, hátulról látjuk. Köztük botokkal járkáló alakok, időnként odavágnak valakire, aki leborul, majd nehezen feltápászkodik megint, az őr tovább jár. Forog a kép, a háttérbe egy kolostor úszik be, az ülő alakok meditáló szerzetesek, az “őrök” pedig a felügyelők, akik az elbóbiskolók hátára csapnak, akik megköszönik az ébresztőt. A képen látjuk azt is, amikor az egyik felügyelő odaadja a botot a felriasztott szerzetesnek, aki feláll, az őr pedig beül a sorba.</text:p>
      <text:p text:style-name="Text_20_body">Hang: távoli gongütések, mint a lélekharang, az ütések nem hallatszanak. A Kacu! előttig.</text:p>
      <text:p text:style-name="Text_20_body">Szöveg: (a fordulással egy időben) Nem minden az, aminek elsőre látszik... Zen buddhista kolostorokban a tanulók elképesztően sok időt töltenek meditációval, amibe könnyű belealudni. Ezért a meditáló szerzetesek között felügyelők járnak, és az elbóbiskolókat Kacu! (Ébredj!) felkiáltás mellett szertartásosan hátba csapják egy bottal. Ez az élmény számos esetben valódi megvilágosodást hoz a tanítványnak. </text:p>
      <text:p text:style-name="Text_20_body">Meggyőződésem szerint a mai világgal pontosan ez az egyetlen baj: belealudtunk a jövőn való meditációba. Talán néhány néző számára ez a film lesz az ébresztő botütés. </text:p>
      <text:p text:style-name="Text_20_body">KACU! (ez teljes csendbe kiált bele, közben látható a szerzetes és a felügyelő helycseréje)</text:p>
      <text:h text:style-name="Heading_20_2" text:outline-level="2">Megmenteni a világot</text:h>
      <text:p text:style-name="Text_20_body">Kép: a három mondat egymás után jelenik meg, először az első tölti be az egész felületet, utána feljebb csúszik és összemegy, ahogy megjelenik a második, majd ugyanígy a harmadik. Vagy akár teljesen a Csillagok háborújának kezdéséhez hasonlóan.</text:p>
      <text:p text:style-name="P8">Megmenteni a világot</text:p>
      <text:p text:style-name="P8">esélyesebb lehet, mint hiszed,</text:p>
      <text:p text:style-name="P8">de sokkal kényelmetlenebb, mint szeretnéd!</text:p>
      <text:p text:style-name="Text_20_body">Hang: a Csillagok háborúja főcím zene egy ember adja elő, 1: dúdolva, 2: hangosan, lelkesen, 3: elhalkulva, hamisan. Vagy: az első sor a fanfár, a második a főcím eredeti, a harmadik pedig a moll változat.</text:p>
      <text:p text:style-name="Text_20_body">Szöveg: nincs.</text:p>
      <text:h text:style-name="Heading_20_1" text:outline-level="1">Mi a fene???</text:h>
      <text:h text:style-name="Heading_20_2" text:outline-level="2">A világ bajai</text:h>
      <text:p text:style-name="Text_20_body">Ez egy hosszabb képsor, a tagok a témához kapcsolódó rövid videóbejátszásokkal kezdődnek, majd a képsor megáll, hátracsúszik. Ezután a nagy képet elfedi a következő, az is megáll, hátrafelé behelyezkedik a másik mellé, új kezdődik, megy hátra, így a hátsó kép mindig a teret optimálisan kitöltő bélyegkép-sorozattá alakul. </text:p>
      <text:h text:style-name="Heading_20_3" text:outline-level="3">Ökológiai katasztrófa</text:h>
      <text:h text:style-name="Heading_20_3" text:outline-level="3">Gazdasági válság</text:h>
      <text:h text:style-name="Heading_20_3" text:outline-level="3">Forradalmak</text:h>
      <text:h text:style-name="Heading_20_3" text:outline-level="3">Politikai töketlenkedés</text:h>
      <text:h text:style-name="Heading_20_3" text:outline-level="3">Egészségügyi abszurditások</text:h>
      <text:p text:style-name="Text_20_body">Kép: Nagyüzemi állattenyésztés képei, antibiotikum mennyiségek, nyomortelep, félbehagyott kezelések, utazási hálózat, karantén intézkedések a SARS környékén, EHEC forráskeresés paródia...</text:p>
      <text:h text:style-name="Heading_20_3" text:outline-level="3">Ipari katasztrófák</text:h>
      <text:h text:style-name="Heading_20_3" text:outline-level="3">A fejlődés abszurditása</text:h>
      <text:p text:style-name="Text_20_body">Kép: a szokásos marketinges vonal, mondjuk a mobiltelefon vagy autó fejlődéséről, szépen egyenesen a régi vacaktól a mai csodáig, ráadásul exponenciálisan emelkedve a mennyiségeknek megfelelően. Aztán a vonal térben elfordul felénk, körök jelennek meg alatta, olyan, mint egy óriási örvény széle szemből. </text:p>
      <text:p text:style-name="Text_20_body">Ráközelítünk egy körre, és lassan kirajzolódik az üzlet, a marketing, a gyár, a bányák hatalmas tájsebei, illetve kézi művelésű embertelen munka a bal oldalon visszafelé, jobboldalon előre pedig a bontó, a roncstelep, és a szeméttelepen guberáló emberek.</text:p>
      <text:h text:style-name="Heading_20_3" text:outline-level="3">Népesedési krízis</text:h>
      <text:p text:style-name="Text_20_body">Kép: ökológiai lábnyom, majd a felhasznált erőforrások megoszlása az országok között. A bolygó népességének növekedése, a fejlett országok elöregedése, migrációs nyomás, a társadalmi rétegek között megoszló szaporodási görbe, a fejlődő országok görbéje.</text:p>
      <text:h text:style-name="Heading_20_3" text:outline-level="3">Vallásháború</text:h>
      <text:p text:style-name="Text_20_body">Kép: álló kereszt, ami perspektívában átfordul, és vízszintesen felettünk haladó repülővé válik, bombák hullanak belőle – egy pislantás, félhold és csillag, aminél a csillag égő gyújtózsinórrá alakul, majd felrobban.</text:p>
      <text:p text:style-name="Text_20_body">Szöveg: a keresztnél a harcba induló katonákhoz szóló papi kíséret (vagy valami amerikai elnöki marhaság), a bombánál a dzsihád nevében öngyilkos merényletre buzdító szöveg.</text:p>
      <text:h text:style-name="Heading_20_3" text:outline-level="3">“...”</text:h>
      <text:p text:style-name="Text_20_body">Kép: A folyamat azzal zárul le, hogy három pont jelenik meg, az is hátracsúszik, a teljes táblázat látszik a végén a “...” képpel.</text:p>
      <text:p text:style-name="Text_20_body">Hang: dühös moraj, veszekedés zaja.</text:p>
      <text:p text:style-name="Text_20_body">Szöveg: nyilvánvalóan bármelyikünk tudná folytatni a sort saját életéből vett felkavaró, bosszantó tapasztalatokkal, esetleg azonos történetet mesélve ellentétes nézőpontjaik szerint, pedig a valódi kérdés...</text:p>
      <text:h text:style-name="Heading_20_3" text:outline-level="3">Mi a fene van???</text:h>
      <text:p text:style-name="Text_20_body">Kép: a képre a mi irányunkból, tehát igen nagy karakterkészlettel kezdve “ráúszik” a fenti kérdés.</text:p>
      <text:p text:style-name="Text_20_body">Hang: csend.</text:p>
      <text:p text:style-name="Text_20_body">Szöveg: Mi a fene van?</text:p>
      <text:h text:style-name="Heading_20_2" text:outline-level="2">Rendezettség</text:h>
      <text:p text:style-name="Text_20_body">Kép: a szöveggel párhuzamosan vidám smiley-k jelennek meg, először egyet látunk sokáig, amely mosolyog, aztán szomorú, majd megint mosolyog. Aztán tágul a kép, megjelennek mások, először nagyon hasonlók, aztán kisebbek, nagyobbak, sötétebbek, világosabbak, inverzek; általában mosolyognak, de néha szomorúak, és mindegyik mozog kicsit. A kép tovább tágul, addig, amíg kiderül, hogy a sok pici színes smiley egyetlen nagy, de szomorú smiley-t alkot. Azután nagy mozgolódás indul, amelynek során a nagy is mosolygóssá válik. A végén rázuhanunk az eredeti smiley-re, amelyik tanácstalanná válik, alatta a kérdés: Hogyan?</text:p>
      <text:p text:style-name="Text_20_body">Szöveg: Ez itt én vagyok. Na jó, nem mindig vagyok vidám, néha szomorú, rosszkedvű is vagyok... de azért igyekszem jól csinálni a dolgokat. Az ismerőseim is hasonlóak, ők is változnak, de általában jól vagyunk. Az is igaz, hogy az ismerőseim sem egyformák, mindnyájan kicsit másmilyenek, sőt nagyon másmilyenek vagyunk, de azért alapvetően igyekszünk jól csinálni a dolgokat. A gond csak az, hogy amikor nagyon sokan vagyunk, valahogy mégis elrontjuk az egészet. </text:p>
      <text:p text:style-name="Text_20_body">Úgy tűnik, hogy nem egyenként van velünk gond, hanem azzal, ahogy elrendeződünk, ami belőlünk felépül. Meg kellene változnunk, nem egyenként, hanem közösségként, valahogy máshogy rendeződni, hogy a nagy közösség is jól csinálja a dolgát... a kérdés csupán az: hogyan?</text:p>
      <text:h text:style-name="Heading_20_1" text:outline-level="1">Kiút</text:h>
      <text:h text:style-name="Heading_20_2" text:outline-level="2">Miért?</text:h>
      <text:p text:style-name="Text_20_body">Kép: Hatalmas betűkkel a „Hogyan” tetejére ráesik a „MIÉRT?” felirat.</text:p>
      <text:p text:style-name="Text_20_body">Szöve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99cm" fo:margin-bottom="0cm"/>
      <style:text-properties fo:language="hu" fo:country="HU"/>
    </style:style>
    <style:style style:name="Text_20_body" style:display-name="Text body" style:family="paragraph" style:parent-style-name="Standard" style:class="text" style:master-page-name="">
      <style:paragraph-properties fo:margin-top="0.199cm" fo:margin-bottom="0cm" fo:orphans="2" fo:widows="2"/>
    </style:style>
    <style:style style:name="Heading" style:family="paragraph" style:parent-style-name="Standard" style:next-style-name="Text_20_body" style:class="text">
      <style:paragraph-properties fo:margin-top="0.42cm" fo:margin-bottom="0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409cm" fo:text-align="center" style:justify-single-word="false"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fo:margin-top="0cm" fo:margin-bottom="0cm" text:number-lines="false" text:line-number="0"/>
    </style:style>
    <style:style style:name="Contents_20_Heading" style:display-name="Contents Heading" style:family="paragraph" style:parent-style-name="Heading" style:class="index">
      <style:paragraph-properties fo:margin-left="0cm" fo:margin-right="0cm" fo:margin-top="0.42cm" fo:margin-bottom="0.499cm" fo:text-align="center" style:justify-single-word="false" fo:text-indent="0cm" style:auto-text-indent="false" text:number-lines="false" text:line-number="0"/>
      <style:text-properties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ree" style:family="paragraph" style:parent-style-name="Text_20_body" style:list-style-name="TreeList">
      <style:paragraph-properties fo:margin-left="0cm" fo:margin-right="0cm" fo:margin-top="0cm" fo:margin-bottom="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reeList">
      <text:list-level-style-bullet text:level="1" text:style-name="Bullet_20_Symbols" style:num-suffix="." text:bullet-char="•">
        <style:list-level-properties text:space-before="0.3cm" text:min-label-width="0.3cm"/>
        <style:text-properties style:font-name="StarSymbol"/>
      </text:list-level-style-bullet>
      <text:list-level-style-bullet text:level="2" text:style-name="Bullet_20_Symbols" style:num-suffix="." text:bullet-char="•">
        <style:list-level-properties text:space-before="0.6cm" text:min-label-width="0.3cm"/>
        <style:text-properties style:font-name="StarSymbol"/>
      </text:list-level-style-bullet>
      <text:list-level-style-bullet text:level="3" text:style-name="Bullet_20_Symbols" style:num-suffix="." text:bullet-char="•">
        <style:list-level-properties text:space-before="0.899cm" text:min-label-width="0.3cm"/>
        <style:text-properties style:font-name="StarSymbol"/>
      </text:list-level-style-bullet>
      <text:list-level-style-bullet text:level="4" text:style-name="Bullet_20_Symbols" style:num-suffix="." text:bullet-char="•">
        <style:list-level-properties text:space-before="1.199cm" text:min-label-width="0.3cm"/>
        <style:text-properties style:font-name="StarSymbol"/>
      </text:list-level-style-bullet>
      <text:list-level-style-bullet text:level="5" text:style-name="Bullet_20_Symbols" style:num-suffix="." text:bullet-char="•">
        <style:list-level-properties text:space-before="1.499cm" text:min-label-width="0.3cm"/>
        <style:text-properties style:font-name="StarSymbol"/>
      </text:list-level-style-bullet>
      <text:list-level-style-bullet text:level="6" text:style-name="Bullet_20_Symbols" style:num-suffix="." text:bullet-char="•">
        <style:list-level-properties text:space-before="1.799cm" text:min-label-width="0.3cm"/>
        <style:text-properties style:font-name="StarSymbol"/>
      </text:list-level-style-bullet>
      <text:list-level-style-bullet text:level="7" text:style-name="Bullet_20_Symbols" style:num-suffix="." text:bullet-char="•">
        <style:list-level-properties text:space-before="2.099cm" text:min-label-width="0.3cm"/>
        <style:text-properties style:font-name="StarSymbol"/>
      </text:list-level-style-bullet>
      <text:list-level-style-bullet text:level="8" text:style-name="Bullet_20_Symbols" style:num-suffix="." text:bullet-char="•">
        <style:list-level-properties text:space-before="2.399cm" text:min-label-width="0.3cm"/>
        <style:text-properties style:font-name="StarSymbol"/>
      </text:list-level-style-bullet>
      <text:list-level-style-bullet text:level="9" text:style-name="Bullet_20_Symbols" style:num-suffix="." text:bullet-char="•">
        <style:list-level-properties text:space-before="2.699cm" text:min-label-width="0.3cm"/>
        <style:text-properties style:font-name="StarSymbol"/>
      </text:list-level-style-bullet>
      <text:list-level-style-bullet text:level="10" text:style-name="Bullet_20_Symbols" style:num-suffix="." text:bullet-char="•">
        <style:list-level-properties text:space-before="2.998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11-05-09T11:06:07</meta:creation-date>
    <dc:date>2011-06-23T09:23:21</dc:date>
    <meta:editing-cycles>167</meta:editing-cycles>
    <meta:editing-duration>P43DT6H4M3S</meta:editing-duration>
    <meta:user-defined meta:name="Info 1"/>
    <meta:user-defined meta:name="Info 2"/>
    <meta:user-defined meta:name="Info 3"/>
    <meta:user-defined meta:name="Info 4"/>
    <meta:document-statistic meta:table-count="0" meta:image-count="0" meta:object-count="0" meta:page-count="6" meta:paragraph-count="76" meta:word-count="1053" meta:character-count="7280"/>
  </office:meta>
</office:document-meta>
</file>